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A10000160C0000160CB10A11EF.svm"/>
  <manifest:file-entry manifest:media-type="" manifest:full-path="Pictures/2000007A00003C9400003D304D5B2654.svm"/>
  <manifest:file-entry manifest:media-type="" manifest:full-path="Pictures/200000400000371F0000371F413553B6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cm" svg:height="3.5cm" svg:x="10.89cm" svg:y="7cm">
          <draw:image xlink:href="Pictures/200000400000371F0000371F413553B6.svm" xlink:type="simple" xlink:show="embed" xlink:actuate="onLoad">
            <text:p/>
          </draw:image>
        </draw:frame>
        <draw:frame draw:style-name="gr1" draw:text-style-name="P1" draw:layer="layout" svg:width="3.389cm" svg:height="3.389cm" svg:x="12.111cm" svg:y="15cm">
          <draw:image xlink:href="Pictures/200000A10000160C0000160CB10A11EF.svm" xlink:type="simple" xlink:show="embed" xlink:actuate="onLoad">
            <text:p/>
          </draw:image>
        </draw:frame>
        <draw:line draw:style-name="gr2" draw:text-style-name="P1" draw:layer="layout" svg:x1="13.5cm" svg:y1="15.5cm" svg:x2="13.5cm" svg:y2="10cm">
          <text:p/>
        </draw:line>
        <draw:frame draw:style-name="gr3" draw:layer="layout" svg:width="2.932cm" svg:height="1.673cm" svg:x="12.568cm" svg:y="6cm">
          <draw:text-box>
            <text:p>UCS DC</text:p>
            <text:p>Slave</text:p>
          </draw:text-box>
        </draw:frame>
        <draw:frame draw:style-name="gr3" draw:layer="layout" svg:width="5.387cm" svg:height="2.384cm" svg:x="15.613cm" svg:y="15.116cm">
          <draw:text-box>
            <text:p>Workstations and</text:p>
            <text:p>notebooks</text:p>
            <text:p>(Windows 7)</text:p>
          </draw:text-box>
        </draw:frame>
        <draw:frame draw:style-name="gr1" draw:text-style-name="P1" draw:layer="layout" svg:width="3.098cm" svg:height="3.128cm" svg:x="23.5cm" svg:y="7cm">
          <draw:image xlink:href="Pictures/2000007A00003C9400003D304D5B2654.svm" xlink:type="simple" xlink:show="embed" xlink:actuate="onLoad">
            <text:p/>
          </draw:image>
        </draw:frame>
        <draw:frame draw:style-name="gr3" draw:layer="layout" svg:width="2.614cm" svg:height="1.673cm" svg:x="23cm" svg:y="10.538cm">
          <draw:text-box>
            <text:p>Various</text:p>
            <text:p>printers</text:p>
          </draw:text-box>
        </draw:frame>
        <draw:line draw:style-name="gr4" draw:text-style-name="P1" draw:layer="layout" svg:x1="15cm" svg:y1="9cm" svg:x2="24cm" svg:y2="9cm">
          <text:p/>
        </draw:line>
        <draw:frame draw:style-name="gr3" draw:text-style-name="P2" draw:layer="layout" svg:width="3.448cm" svg:height="0.725cm" svg:x="16.726cm" svg:y="9cm">
          <draw:text-box>
            <text:p><text:span text:style-name="T1">Printer spooling</text:span></text:p>
          </draw:text-box>
        </draw:frame>
        <draw:frame draw:style-name="gr3" draw:text-style-name="P2" draw:layer="layout" svg:width="5.717cm" svg:height="1.673cm" svg:x="13.432cm" svg:y="12cm">
          <draw:text-box>
            <text:p><text:span text:style-name="T1">Windows domain services</text:span></text:p>
            <text:p><text:span text:style-name="T1">Access to local file shares</text:span></text:p>
            <text:p><text:span text:style-name="T1">Software rollout using OPSI</text:span></text:p>
          </draw:text-box>
        </draw:frame>
        <draw:line draw:style-name="gr2" draw:text-style-name="P1" draw:layer="layout" svg:x1="12.5cm" svg:y1="8cm" svg:x2="6cm" svg:y2="4cm">
          <text:p/>
        </draw:line>
        <draw:frame draw:style-name="gr3" draw:text-style-name="P2" draw:layer="layout" svg:width="4.02cm" svg:height="1.199cm" svg:x="7.718cm" svg:y="4cm">
          <draw:text-box>
            <text:p><text:span text:style-name="T1">Domain replication</text:span></text:p>
            <text:p><text:span text:style-name="T1"><text:s text:c="3"/></text:span><text:span text:style-name="T1">to headquarters</text:span></text:p>
          </draw:text-box>
        </draw:frame>
        <draw:custom-shape draw:style-name="gr5" draw:text-style-name="P3" draw:layer="layout" svg:width="4.5cm" svg:height="2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337cm" svg:height="0.962cm" svg:x="1.5cm" svg:y="3.038cm">
          <draw:text-box>
            <text:p><text:span text:style-name="T2">Headquarters</text:span></text:p>
          </draw:text-box>
        </draw:frame>
        <draw:frame draw:style-name="gr3" draw:text-style-name="P2" draw:layer="layout" svg:width="3.757cm" svg:height="1.199cm" svg:x="5.5cm" svg:y="6.5cm">
          <draw:text-box>
            <text:p><text:span text:style-name="T1">Nightly backup of</text:span></text:p>
            <text:p><text:span text:style-name="T1">Local file sha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10:13:45</meta:creation-date>
    <dc:date>2010-11-19T14:07:11</dc:date>
    <meta:editing-duration>PT00H56M36S</meta:editing-duration>
    <meta:editing-cycles>3</meta:editing-cycles>
    <meta:generator>OpenOffice.org/3.2$Unix OpenOffice.org_project/320m19$Build-9505</meta:generator>
    <meta:document-statistic meta:object-count="15"/>
  </office:meta>
</office:document-meta>
</file>